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paragraph-rsid="00592f44"/>
    </style:style>
    <style:style style:name="P2" style:family="paragraph" style:parent-style-name="Standard">
      <style:text-properties officeooo:rsid="000f7aca" officeooo:paragraph-rsid="000f7aca"/>
    </style:style>
    <style:style style:name="P3" style:family="paragraph" style:parent-style-name="Standard">
      <style:text-properties officeooo:rsid="000f7aca" officeooo:paragraph-rsid="0015381d"/>
    </style:style>
    <style:style style:name="P4" style:family="paragraph" style:parent-style-name="Standard">
      <style:text-properties officeooo:rsid="000f7aca" officeooo:paragraph-rsid="00175809"/>
    </style:style>
    <style:style style:name="P5" style:family="paragraph" style:parent-style-name="Standard">
      <style:text-properties officeooo:rsid="000f7aca" officeooo:paragraph-rsid="001ae266"/>
    </style:style>
    <style:style style:name="P6" style:family="paragraph" style:parent-style-name="Standard">
      <style:text-properties officeooo:rsid="000f7aca" officeooo:paragraph-rsid="001df40f"/>
    </style:style>
    <style:style style:name="P7" style:family="paragraph" style:parent-style-name="Standard">
      <style:text-properties officeooo:rsid="000f7aca" officeooo:paragraph-rsid="001fbb96"/>
    </style:style>
    <style:style style:name="P8" style:family="paragraph" style:parent-style-name="Standard">
      <style:text-properties officeooo:rsid="00109272" officeooo:paragraph-rsid="00109272"/>
    </style:style>
    <style:style style:name="P9" style:family="paragraph" style:parent-style-name="Standard">
      <style:text-properties officeooo:rsid="00109272" officeooo:paragraph-rsid="0011c7a7"/>
    </style:style>
    <style:style style:name="P10" style:family="paragraph" style:parent-style-name="Standard">
      <style:text-properties officeooo:rsid="00109272" officeooo:paragraph-rsid="004ab876"/>
    </style:style>
    <style:style style:name="P11" style:family="paragraph" style:parent-style-name="Standard">
      <style:text-properties officeooo:rsid="0011c7a7" officeooo:paragraph-rsid="0011c7a7"/>
    </style:style>
    <style:style style:name="P12" style:family="paragraph" style:parent-style-name="Standard">
      <style:text-properties officeooo:rsid="00122bc6" officeooo:paragraph-rsid="00122bc6"/>
    </style:style>
    <style:style style:name="P13" style:family="paragraph" style:parent-style-name="Standard">
      <style:text-properties officeooo:rsid="00122bc6" officeooo:paragraph-rsid="0018fb32"/>
    </style:style>
    <style:style style:name="P14" style:family="paragraph" style:parent-style-name="Standard">
      <style:text-properties officeooo:rsid="001329a2" officeooo:paragraph-rsid="00122bc6"/>
    </style:style>
    <style:style style:name="P15" style:family="paragraph" style:parent-style-name="Standard">
      <style:text-properties officeooo:rsid="00175809" officeooo:paragraph-rsid="00175809"/>
    </style:style>
    <style:style style:name="P16" style:family="paragraph" style:parent-style-name="Standard">
      <style:text-properties officeooo:rsid="00175809" officeooo:paragraph-rsid="002d7b4f"/>
    </style:style>
    <style:style style:name="P17" style:family="paragraph" style:parent-style-name="Standard">
      <style:text-properties officeooo:rsid="00175809" officeooo:paragraph-rsid="00535a3b"/>
    </style:style>
    <style:style style:name="P18" style:family="paragraph" style:parent-style-name="Standard">
      <style:text-properties officeooo:rsid="0018fb32" officeooo:paragraph-rsid="0018fb32"/>
    </style:style>
    <style:style style:name="P19" style:family="paragraph" style:parent-style-name="Standard">
      <style:text-properties officeooo:rsid="001ae266" officeooo:paragraph-rsid="0015381d"/>
    </style:style>
    <style:style style:name="P20" style:family="paragraph" style:parent-style-name="Standard">
      <style:text-properties officeooo:rsid="001ae266" officeooo:paragraph-rsid="001ae266"/>
    </style:style>
    <style:style style:name="P21" style:family="paragraph" style:parent-style-name="Standard">
      <style:text-properties officeooo:rsid="001ae266" officeooo:paragraph-rsid="001c232e"/>
    </style:style>
    <style:style style:name="P22" style:family="paragraph" style:parent-style-name="Standard">
      <style:text-properties officeooo:rsid="001ae266" officeooo:paragraph-rsid="001df40f"/>
    </style:style>
    <style:style style:name="P23" style:family="paragraph" style:parent-style-name="Standard">
      <style:text-properties officeooo:rsid="001c232e" officeooo:paragraph-rsid="002d7b4f"/>
    </style:style>
    <style:style style:name="P24" style:family="paragraph" style:parent-style-name="Standard">
      <style:text-properties officeooo:rsid="0021b1b3" officeooo:paragraph-rsid="0021b1b3"/>
    </style:style>
    <style:style style:name="P25" style:family="paragraph" style:parent-style-name="Standard">
      <style:text-properties officeooo:rsid="00241c24" officeooo:paragraph-rsid="00241c24"/>
    </style:style>
    <style:style style:name="P26" style:family="paragraph" style:parent-style-name="Standard">
      <style:text-properties officeooo:rsid="002501d7" officeooo:paragraph-rsid="002501d7"/>
    </style:style>
    <style:style style:name="P27" style:family="paragraph" style:parent-style-name="Standard">
      <style:text-properties officeooo:rsid="002501d7" officeooo:paragraph-rsid="00252045"/>
    </style:style>
    <style:style style:name="P28" style:family="paragraph" style:parent-style-name="Standard">
      <style:text-properties officeooo:rsid="002501d7" officeooo:paragraph-rsid="002591cc"/>
    </style:style>
    <style:style style:name="P29" style:family="paragraph" style:parent-style-name="Standard">
      <style:text-properties officeooo:rsid="00252045" officeooo:paragraph-rsid="00252045"/>
    </style:style>
    <style:style style:name="P30" style:family="paragraph" style:parent-style-name="Standard">
      <style:text-properties officeooo:rsid="00252045" officeooo:paragraph-rsid="002d7b4f"/>
    </style:style>
    <style:style style:name="P31" style:family="paragraph" style:parent-style-name="Standard">
      <style:text-properties officeooo:rsid="002591cc" officeooo:paragraph-rsid="002591cc"/>
    </style:style>
    <style:style style:name="P32" style:family="paragraph" style:parent-style-name="Standard">
      <style:text-properties officeooo:rsid="002591cc" officeooo:paragraph-rsid="002d7b4f"/>
    </style:style>
    <style:style style:name="P33" style:family="paragraph" style:parent-style-name="Standard">
      <style:text-properties officeooo:rsid="0025de78" officeooo:paragraph-rsid="0025de78"/>
    </style:style>
    <style:style style:name="P34" style:family="paragraph" style:parent-style-name="Standard">
      <style:text-properties officeooo:rsid="0025de78" officeooo:paragraph-rsid="002e1e33"/>
    </style:style>
    <style:style style:name="P35" style:family="paragraph" style:parent-style-name="Standard">
      <style:text-properties officeooo:rsid="002bb0b2" officeooo:paragraph-rsid="002bb0b2"/>
    </style:style>
    <style:style style:name="P36" style:family="paragraph" style:parent-style-name="Standard">
      <style:text-properties officeooo:rsid="002d7b4f" officeooo:paragraph-rsid="002d7b4f"/>
    </style:style>
    <style:style style:name="P37" style:family="paragraph" style:parent-style-name="Standard">
      <style:text-properties officeooo:rsid="002d7b4f" officeooo:paragraph-rsid="00310640"/>
    </style:style>
    <style:style style:name="P38" style:family="paragraph" style:parent-style-name="Standard">
      <style:text-properties officeooo:rsid="002d7b4f" officeooo:paragraph-rsid="004ab876"/>
    </style:style>
    <style:style style:name="P39" style:family="paragraph" style:parent-style-name="Standard">
      <style:text-properties officeooo:rsid="002fc269" officeooo:paragraph-rsid="002fc269"/>
    </style:style>
    <style:style style:name="P40" style:family="paragraph" style:parent-style-name="Standard">
      <style:text-properties officeooo:rsid="0031ab22" officeooo:paragraph-rsid="0032795b"/>
    </style:style>
    <style:style style:name="P41" style:family="paragraph" style:parent-style-name="Standard">
      <style:text-properties officeooo:rsid="0031ab22" officeooo:paragraph-rsid="00340392"/>
    </style:style>
    <style:style style:name="P42" style:family="paragraph" style:parent-style-name="Standard">
      <style:text-properties officeooo:rsid="0032795b" officeooo:paragraph-rsid="0032795b"/>
    </style:style>
    <style:style style:name="P43" style:family="paragraph" style:parent-style-name="Standard">
      <style:text-properties officeooo:rsid="00340392" officeooo:paragraph-rsid="00340392"/>
    </style:style>
    <style:style style:name="P44" style:family="paragraph" style:parent-style-name="Standard">
      <style:text-properties officeooo:rsid="0036ca5d" officeooo:paragraph-rsid="0036ca5d"/>
    </style:style>
    <style:style style:name="P45" style:family="paragraph" style:parent-style-name="Standard">
      <style:text-properties officeooo:rsid="003879db" officeooo:paragraph-rsid="003879db"/>
    </style:style>
    <style:style style:name="P46" style:family="paragraph" style:parent-style-name="Standard">
      <style:text-properties officeooo:rsid="0039a637" officeooo:paragraph-rsid="0039a637"/>
    </style:style>
    <style:style style:name="P47" style:family="paragraph" style:parent-style-name="Standard">
      <style:text-properties officeooo:rsid="003b0d0b" officeooo:paragraph-rsid="003b0d0b"/>
    </style:style>
    <style:style style:name="P48" style:family="paragraph" style:parent-style-name="Standard">
      <style:text-properties officeooo:rsid="003b0d0b" officeooo:paragraph-rsid="004b410b"/>
    </style:style>
    <style:style style:name="P49" style:family="paragraph" style:parent-style-name="Standard">
      <style:text-properties officeooo:rsid="003b8f01" officeooo:paragraph-rsid="003b8f01"/>
    </style:style>
    <style:style style:name="P50" style:family="paragraph" style:parent-style-name="Standard">
      <style:text-properties officeooo:rsid="003c9544" officeooo:paragraph-rsid="003c9544"/>
    </style:style>
    <style:style style:name="P51" style:family="paragraph" style:parent-style-name="Standard">
      <style:text-properties officeooo:rsid="003e7efe" officeooo:paragraph-rsid="003e7efe"/>
    </style:style>
    <style:style style:name="P52" style:family="paragraph" style:parent-style-name="Standard">
      <style:text-properties officeooo:rsid="003f762a" officeooo:paragraph-rsid="003f762a"/>
    </style:style>
    <style:style style:name="P53" style:family="paragraph" style:parent-style-name="Standard">
      <style:text-properties officeooo:rsid="003fca09" officeooo:paragraph-rsid="003fca09"/>
    </style:style>
    <style:style style:name="P54" style:family="paragraph" style:parent-style-name="Standard">
      <style:text-properties officeooo:rsid="003fca09" officeooo:paragraph-rsid="004056e2"/>
    </style:style>
    <style:style style:name="P55" style:family="paragraph" style:parent-style-name="Standard">
      <style:text-properties officeooo:rsid="004056e2" officeooo:paragraph-rsid="004056e2"/>
    </style:style>
    <style:style style:name="P56" style:family="paragraph" style:parent-style-name="Standard">
      <style:text-properties officeooo:rsid="00487343" officeooo:paragraph-rsid="00487343"/>
    </style:style>
    <style:style style:name="P57" style:family="paragraph" style:parent-style-name="Standard">
      <style:text-properties officeooo:rsid="004a1030" officeooo:paragraph-rsid="004a1030"/>
    </style:style>
    <style:style style:name="P58" style:family="paragraph" style:parent-style-name="Standard">
      <style:text-properties officeooo:rsid="004ab876" officeooo:paragraph-rsid="004ab876"/>
    </style:style>
    <style:style style:name="P59" style:family="paragraph" style:parent-style-name="Standard">
      <style:text-properties officeooo:rsid="004c80e6" officeooo:paragraph-rsid="004c80e6"/>
    </style:style>
    <style:style style:name="P60" style:family="paragraph" style:parent-style-name="Standard">
      <style:text-properties officeooo:rsid="004dec51" officeooo:paragraph-rsid="004dec51"/>
    </style:style>
    <style:style style:name="P61" style:family="paragraph" style:parent-style-name="Standard">
      <style:text-properties officeooo:rsid="004eafd2" officeooo:paragraph-rsid="004eafd2"/>
    </style:style>
    <style:style style:name="P62" style:family="paragraph" style:parent-style-name="Standard">
      <style:text-properties officeooo:rsid="0052f73a" officeooo:paragraph-rsid="0052f73a"/>
    </style:style>
    <style:style style:name="P63" style:family="paragraph" style:parent-style-name="Standard">
      <style:text-properties fo:font-size="13pt" style:text-underline-style="none" fo:font-weight="bold" style:font-size-asian="13pt" style:font-weight-asian="bold" style:font-size-complex="13pt" style:font-weight-complex="bold"/>
    </style:style>
    <style:style style:name="P64" style:family="paragraph" style:parent-style-name="Standard">
      <style:text-properties fo:font-size="13pt" fo:font-weight="bold" style:font-size-asian="13pt" style:font-weight-asian="bold" style:font-size-complex="13pt" style:font-weight-complex="bold"/>
    </style:style>
    <style:style style:name="P65" style:family="paragraph" style:parent-style-name="Standard">
      <style:text-properties officeooo:rsid="0056bb32" officeooo:paragraph-rsid="0056bb32"/>
    </style:style>
    <style:style style:name="P66" style:family="paragraph" style:parent-style-name="Text_20_body">
      <style:text-properties officeooo:paragraph-rsid="000f7aca"/>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Heading">
      <style:paragraph-properties fo:break-before="page"/>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Standard">
      <style:text-properties officeooo:rsid="00180646" officeooo:paragraph-rsid="00535a3b"/>
    </style:style>
    <style:style style:name="P72" style:family="paragraph" style:parent-style-name="Standard">
      <style:text-properties officeooo:rsid="00175809" officeooo:paragraph-rsid="001df40f"/>
    </style:style>
    <style:style style:name="P73" style:family="paragraph" style:parent-style-name="Standard">
      <style:text-properties officeooo:rsid="00175809" officeooo:paragraph-rsid="002d7b4f"/>
    </style:style>
    <style:style style:name="P74" style:family="paragraph" style:parent-style-name="Standard">
      <style:text-properties officeooo:rsid="00252045" officeooo:paragraph-rsid="00252045"/>
    </style:style>
    <style:style style:name="P75" style:family="paragraph" style:parent-style-name="Standard">
      <style:text-properties officeooo:rsid="002591cc" officeooo:paragraph-rsid="002591cc"/>
    </style:style>
    <style:style style:name="P76" style:family="paragraph" style:parent-style-name="Standard">
      <style:text-properties officeooo:rsid="002d7b4f" officeooo:paragraph-rsid="00310640"/>
    </style:style>
    <style:style style:name="P77" style:family="paragraph" style:parent-style-name="Standard">
      <style:text-properties officeooo:rsid="0052f73a" officeooo:paragraph-rsid="0052f73a"/>
    </style:style>
    <style:style style:name="P78" style:family="paragraph" style:parent-style-name="Standard">
      <style:text-properties officeooo:rsid="0056bb32" officeooo:paragraph-rsid="000f7aca"/>
    </style:style>
    <style:style style:name="P79" style:family="paragraph" style:parent-style-name="Standard">
      <style:text-properties officeooo:rsid="000f7aca" officeooo:paragraph-rsid="000f7aca"/>
    </style:style>
    <style:style style:name="P80" style:family="paragraph" style:parent-style-name="Standard">
      <style:paragraph-properties fo:text-align="center" style:justify-single-word="false"/>
      <style:text-properties officeooo:rsid="000f7aca" officeooo:paragraph-rsid="000f7aca"/>
    </style:style>
    <style:style style:name="P81" style:family="paragraph" style:parent-style-name="Subtitle">
      <style:text-properties officeooo:paragraph-rsid="005ffd57"/>
    </style:style>
    <style:style style:name="P82" style:family="paragraph" style:parent-style-name="Text_20_body">
      <style:text-properties officeooo:rsid="000f7aca" officeooo:paragraph-rsid="000f7aca"/>
    </style:style>
    <style:style style:name="P83" style:family="paragraph" style:parent-style-name="Text_20_body">
      <style:text-properties officeooo:paragraph-rsid="000f7aca"/>
    </style:style>
    <style:style style:name="P84" style:family="paragraph" style:parent-style-name="Heading_20_1">
      <style:text-properties officeooo:rsid="000f7aca" officeooo:paragraph-rsid="000f7aca"/>
    </style:style>
    <style:style style:name="P85" style:family="paragraph" style:parent-style-name="Heading_20_1">
      <style:paragraph-properties fo:break-before="page"/>
    </style:style>
    <style:style style:name="P86" style:family="paragraph" style:parent-style-name="Heading_20_3">
      <style:text-properties officeooo:paragraph-rsid="00535a3b"/>
    </style:style>
    <style:style style:name="T1" style:family="text">
      <style:text-properties officeooo:rsid="005752bb"/>
    </style:style>
    <style:style style:name="T2" style:family="text">
      <style:text-properties fo:font-style="italic" style:text-underline-style="solid" style:text-underline-width="auto" style:text-underline-color="font-color" officeooo:rsid="001ae266" style:font-style-asian="italic" style:font-style-complex="italic"/>
    </style:style>
    <style:style style:name="T3" style:family="text">
      <style:text-properties fo:font-style="italic" officeooo:rsid="005752bb" style:font-style-asian="italic" style:font-style-complex="italic"/>
    </style:style>
    <style:style style:name="T4" style:family="text">
      <style:text-properties officeooo:rsid="0015381d"/>
    </style:style>
    <style:style style:name="T5" style:family="text">
      <style:text-properties officeooo:rsid="00175809"/>
    </style:style>
    <style:style style:name="T6" style:family="text">
      <style:text-properties officeooo:rsid="00180646"/>
    </style:style>
    <style:style style:name="T7" style:family="text">
      <style:text-properties officeooo:rsid="0018fb32"/>
    </style:style>
    <style:style style:name="T8" style:family="text">
      <style:text-properties officeooo:rsid="0019412b"/>
    </style:style>
    <style:style style:name="T9" style:family="text">
      <style:text-properties officeooo:rsid="001ae266"/>
    </style:style>
    <style:style style:name="T10" style:family="text">
      <style:text-properties officeooo:rsid="001c232e"/>
    </style:style>
    <style:style style:name="T11" style:family="text">
      <style:text-properties officeooo:rsid="001df40f"/>
    </style:style>
    <style:style style:name="T12" style:family="text">
      <style:text-properties fo:font-style="normal" style:text-underline-style="none" officeooo:rsid="001fbb96" style:font-style-asian="normal" style:font-style-complex="normal"/>
    </style:style>
    <style:style style:name="T13" style:family="text">
      <style:text-properties officeooo:rsid="0021b1b3"/>
    </style:style>
    <style:style style:name="T14" style:family="text">
      <style:text-properties officeooo:rsid="00241c24"/>
    </style:style>
    <style:style style:name="T15" style:family="text">
      <style:text-properties officeooo:rsid="002501d7"/>
    </style:style>
    <style:style style:name="T16" style:family="text">
      <style:text-properties officeooo:rsid="00252045"/>
    </style:style>
    <style:style style:name="T17" style:family="text">
      <style:text-properties officeooo:rsid="002591cc"/>
    </style:style>
    <style:style style:name="T18" style:family="text">
      <style:text-properties officeooo:rsid="0025de78"/>
    </style:style>
    <style:style style:name="T19" style:family="text">
      <style:text-properties officeooo:rsid="002d7b4f"/>
    </style:style>
    <style:style style:name="T20" style:family="text">
      <style:text-properties officeooo:rsid="002e1e33"/>
    </style:style>
    <style:style style:name="T21" style:family="text">
      <style:text-properties officeooo:rsid="00310640"/>
    </style:style>
    <style:style style:name="T22" style:family="text">
      <style:text-properties officeooo:rsid="0032795b"/>
    </style:style>
    <style:style style:name="T23" style:family="text">
      <style:text-properties officeooo:rsid="00340392"/>
    </style:style>
    <style:style style:name="T24" style:family="text">
      <style:text-properties officeooo:rsid="003879db"/>
    </style:style>
    <style:style style:name="T25" style:family="text">
      <style:text-properties officeooo:rsid="00389341"/>
    </style:style>
    <style:style style:name="T26" style:family="text">
      <style:text-properties officeooo:rsid="0039850d"/>
    </style:style>
    <style:style style:name="T27" style:family="text">
      <style:text-properties officeooo:rsid="003abd57"/>
    </style:style>
    <style:style style:name="T28" style:family="text">
      <style:text-properties officeooo:rsid="003e7efe"/>
    </style:style>
    <style:style style:name="T29" style:family="text">
      <style:text-properties officeooo:rsid="004056e2"/>
    </style:style>
    <style:style style:name="T30" style:family="text">
      <style:text-properties officeooo:rsid="004ab876"/>
    </style:style>
    <style:style style:name="T31" style:family="text">
      <style:text-properties officeooo:rsid="004b410b"/>
    </style:style>
    <style:style style:name="T32" style:family="text">
      <style:text-properties officeooo:rsid="00535a3b"/>
    </style:style>
    <style:style style:name="T33" style:family="text">
      <style:text-properties fo:font-size="13pt" style:text-underline-style="none" fo:font-weight="bold" style:font-size-asian="13pt" style:font-weight-asian="bold" style:font-size-complex="13pt" style:font-weight-complex="bold"/>
    </style:style>
    <style:style style:name="T34" style:family="text">
      <style:text-properties fo:font-size="13pt" fo:font-weight="bold" style:font-size-asian="13pt" style:font-weight-asian="bold" style:font-size-complex="13pt" style:font-weight-complex="bold"/>
    </style:style>
    <style:style style:name="T35" style:family="text">
      <style:text-properties fo:font-size="13pt" fo:font-weight="bold" officeooo:rsid="004ab876" style:font-size-asian="13pt" style:font-weight-asian="bold" style:font-size-complex="13pt" style:font-weight-complex="bold"/>
    </style:style>
    <style:style style:name="T36" style:family="text">
      <style:text-properties fo:font-size="10pt" fo:font-style="italic" officeooo:rsid="005752bb" style:font-size-asian="10pt" style:font-style-asian="italic" style:font-size-complex="10pt" style:font-style-complex="itali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h text:style-name="P84" text:outline-level="1"/>
      <text:p text:style-name="P82"/>
      <text:p text:style-name="P82"/>
      <text:p text:style-name="P82"/>
      <text:p text:style-name="P82"/>
      <text:p text:style-name="P82"/>
      <text:p text:style-name="P66"/>
      <text:p text:style-name="Title">Projet de logique</text:p>
      <text:p text:style-name="Text_20_body"/>
      <text:p text:style-name="P81">Implémentation d’un algorithme d’unification </text:p>
      <text:p text:style-name="P81">Martelli-Montanari</text:p>
      <text:p text:style-name="P80"/>
      <text:p text:style-name="P78"/>
      <text:p text:style-name="Standard"/>
      <text:p text:style-name="P66"/>
      <text:p text:style-name="P6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9">Table des matières</text:p>
          </text:index-title>
          <text:p text:style-name="P68"><text:a xlink:type="simple" xlink:href="#__RefHeading___Toc202_293152445" text:style-name="Index_20_Link" text:visited-style-name="Index_20_Link">1 Règles de transformation<text:tab/>3</text:a></text:p>
          <text:p text:style-name="P70"><text:a xlink:type="simple" xlink:href="#__RefHeading___Toc204_293152445" text:style-name="Index_20_Link" text:visited-style-name="Index_20_Link">1.1 Prédicats pour les règles.<text:tab/>3</text:a></text:p>
          <text:p text:style-name="P67"><text:a xlink:type="simple" xlink:href="#__RefHeading___Toc206_293152445" text:style-name="Index_20_Link" text:visited-style-name="Index_20_Link">a) La règle de renommage<text:tab/>3</text:a></text:p>
          <text:p text:style-name="P67"><text:a xlink:type="simple" xlink:href="#__RefHeading___Toc208_293152445" text:style-name="Index_20_Link" text:visited-style-name="Index_20_Link">b) La règle de simplification<text:tab/>3</text:a></text:p>
          <text:p text:style-name="P67"><text:a xlink:type="simple" xlink:href="#__RefHeading___Toc210_293152445" text:style-name="Index_20_Link" text:visited-style-name="Index_20_Link">c) La règle de développement<text:tab/>3</text:a></text:p>
          <text:p text:style-name="P67"><text:a xlink:type="simple" xlink:href="#__RefHeading___Toc212_293152445" text:style-name="Index_20_Link" text:visited-style-name="Index_20_Link">d) La règle de vérification<text:tab/>3</text:a></text:p>
          <text:p text:style-name="P67"><text:a xlink:type="simple" xlink:href="#__RefHeading___Toc214_293152445" text:style-name="Index_20_Link" text:visited-style-name="Index_20_Link">e) La règle d’occurrence<text:tab/>4</text:a></text:p>
          <text:p text:style-name="P67"><text:a xlink:type="simple" xlink:href="#__RefHeading___Toc216_293152445" text:style-name="Index_20_Link" text:visited-style-name="Index_20_Link">f) La règle de décomposition<text:tab/>4</text:a></text:p>
          <text:p text:style-name="P67"><text:a xlink:type="simple" xlink:href="#__RefHeading___Toc218_293152445" text:style-name="Index_20_Link" text:visited-style-name="Index_20_Link">g) La règle de collision<text:tab/>4</text:a></text:p>
          <text:p text:style-name="P70"><text:a xlink:type="simple" xlink:href="#__RefHeading___Toc220_293152445" text:style-name="Index_20_Link" text:visited-style-name="Index_20_Link">1.2 Le prédicat d’occurrence<text:tab/>4</text:a></text:p>
          <text:p text:style-name="P70"><text:a xlink:type="simple" xlink:href="#__RefHeading___Toc222_293152445" text:style-name="Index_20_Link" text:visited-style-name="Index_20_Link">1.3 Le prédicat de réduction<text:tab/>5</text:a></text:p>
          <text:p text:style-name="P70"><text:a xlink:type="simple" xlink:href="#__RefHeading___Toc224_293152445" text:style-name="Index_20_Link" text:visited-style-name="Index_20_Link">1.4 Le prédicat d’application des règles<text:tab/>5</text:a></text:p>
          <text:p text:style-name="P67"><text:a xlink:type="simple" xlink:href="#__RefHeading___Toc226_293152445" text:style-name="Index_20_Link" text:visited-style-name="Index_20_Link">a) La règle de renommage ( rename )<text:tab/>5</text:a></text:p>
          <text:p text:style-name="P67"><text:a xlink:type="simple" xlink:href="#__RefHeading___Toc228_293152445" text:style-name="Index_20_Link" text:visited-style-name="Index_20_Link">b) La règle de simplification ( simplify )<text:tab/>5</text:a></text:p>
          <text:p text:style-name="P67"><text:a xlink:type="simple" xlink:href="#__RefHeading___Toc230_293152445" text:style-name="Index_20_Link" text:visited-style-name="Index_20_Link">c) La règle de développement ( expand )<text:tab/>5</text:a></text:p>
          <text:p text:style-name="P67"><text:a xlink:type="simple" xlink:href="#__RefHeading___Toc232_293152445" text:style-name="Index_20_Link" text:visited-style-name="Index_20_Link">d) La règle d’échange ( orient )<text:tab/>5</text:a></text:p>
          <text:p text:style-name="P67"><text:a xlink:type="simple" xlink:href="#__RefHeading___Toc234_293152445" text:style-name="Index_20_Link" text:visited-style-name="Index_20_Link">e) La règle de décomposition ( decompose )<text:tab/>6</text:a></text:p>
          <text:p text:style-name="P67"><text:a xlink:type="simple" xlink:href="#__RefHeading___Toc236_293152445" text:style-name="Index_20_Link" text:visited-style-name="Index_20_Link">f) La règle de collision ( clash )<text:tab/>6</text:a></text:p>
          <text:p text:style-name="P67"><text:a xlink:type="simple" xlink:href="#__RefHeading___Toc238_293152445" text:style-name="Index_20_Link" text:visited-style-name="Index_20_Link">f) La règle d’occurrence ( check )<text:tab/>6</text:a></text:p>
          <text:p text:style-name="P70"><text:a xlink:type="simple" xlink:href="#__RefHeading___Toc240_293152445" text:style-name="Index_20_Link" text:visited-style-name="Index_20_Link">1.5 Le prédicat d’unification<text:tab/>6</text:a></text:p>
          <text:p text:style-name="P70"><text:a xlink:type="simple" xlink:href="#__RefHeading___Toc242_293152445" text:style-name="Index_20_Link" text:visited-style-name="Index_20_Link">1.6 Prédicats annexes<text:tab/>6</text:a></text:p>
          <text:p text:style-name="P70"><text:a xlink:type="simple" xlink:href="#__RefHeading___Toc266_293152445" text:style-name="Index_20_Link" text:visited-style-name="Index_20_Link">1.7 Traces d’exécution<text:tab/>7</text:a></text:p>
          <text:p text:style-name="P68"><text:a xlink:type="simple" xlink:href="#__RefHeading___Toc276_293152445" text:style-name="Index_20_Link" text:visited-style-name="Index_20_Link">2 Unification avec stratégie<text:tab/>8</text:a></text:p>
          <text:p text:style-name="P70"><text:a xlink:type="simple" xlink:href="#__RefHeading___Toc278_293152445" text:style-name="Index_20_Link" text:visited-style-name="Index_20_Link">2.1 Stratégie du choix premier<text:tab/>8</text:a></text:p>
          <text:p text:style-name="P70"><text:a xlink:type="simple" xlink:href="#__RefHeading___Toc280_293152445" text:style-name="Index_20_Link" text:visited-style-name="Index_20_Link">2.2 Stratégie du choix pondéré<text:tab/>8</text:a></text:p>
          <text:p text:style-name="P70"><text:a xlink:type="simple" xlink:href="#__RefHeading___Toc282_293152445" text:style-name="Index_20_Link" text:visited-style-name="Index_20_Link">2.3 Prédicat d’unification avec stratégie<text:tab/>8</text:a></text:p>
          <text:p text:style-name="P70"><text:a xlink:type="simple" xlink:href="#__RefHeading___Toc290_293152445" text:style-name="Index_20_Link" text:visited-style-name="Index_20_Link">2.4 Prédicats annexes<text:tab/>8</text:a></text:p>
          <text:p text:style-name="P68"><text:a xlink:type="simple" xlink:href="#__RefHeading___Toc296_293152445" text:style-name="Index_20_Link" text:visited-style-name="Index_20_Link">3 Affichage et initialisation du programme<text:tab/>9</text:a></text:p>
          <text:p text:style-name="P70"><text:a xlink:type="simple" xlink:href="#__RefHeading___Toc298_293152445" text:style-name="Index_20_Link" text:visited-style-name="Index_20_Link">3.1 Affichage<text:tab/>9</text:a></text:p>
          <text:p text:style-name="P70"><text:a xlink:type="simple" xlink:href="#__RefHeading___Toc304_293152445" text:style-name="Index_20_Link" text:visited-style-name="Index_20_Link">3.2 Initialisation du programme<text:tab/>9</text:a></text:p>
          <text:p text:style-name="P70"><text:a xlink:type="simple" xlink:href="#__RefHeading___Toc306_293152445" text:style-name="Index_20_Link" text:visited-style-name="Index_20_Link">3.3 Traces d’exécution<text:tab/>10</text:a></text:p>
          <text:p text:style-name="P68"><text:a xlink:type="simple" xlink:href="#__RefHeading___Toc312_293152445" text:style-name="Index_20_Link" text:visited-style-name="Index_20_Link">4 Sources<text:tab/>10</text:a></text:p>
        </text:index-body>
      </text:table-of-content>
      <text:p text:style-name="P2"/>
      <text:h text:style-name="P85" text:outline-level="1"><text:bookmark-start text:name="__RefHeading___Toc202_293152445"/>1 Règles de transformation<text:bookmark-end text:name="__RefHeading___Toc202_293152445"/></text:h>
      <text:h text:style-name="Heading_20_2" text:outline-level="2"><text:bookmark-start text:name="__RefHeading___Toc204_293152445"/>1.1 <text:span text:style-name="T13">Prédicats pour les règles.</text:span><text:bookmark-end text:name="__RefHeading___Toc204_293152445"/></text:h>
      <text:p text:style-name="Text_20_body"/>
      <text:p text:style-name="P9">E est une équation du type X?=T</text:p>
      <text:p text:style-name="P9"/>
      <text:h text:style-name="Heading_20_3" text:outline-level="3"><text:bookmark-start text:name="__RefHeading___Toc206_293152445"/>a) <text:span text:style-name="T15">La règle de renommage</text:span><text:bookmark-end text:name="__RefHeading___Toc206_293152445"/></text:h>
      <text:p text:style-name="P8"><text:tab/><text:tab/>regles(E,rename) :- <text:tab/>arg(1,E,X), arg(2,E,T), var(X), var(T), !.</text:p>
      <text:p text:style-name="P8"/>
      <text:p text:style-name="P15"><text:tab/>Cette régle permet de savoir si on peut appliquer « rename » sur une équation donnée. Elle s’applique uniquement sur deux variables. </text:p>
      <text:p text:style-name="P15">Par exemple X?=T.</text:p>
      <text:p text:style-name="P17"><text:tab/>Ici, on récupère le premier et le deuxième argument de E, X et T. <text:span text:style-name="T6">On vérifie ensuite que ce </text:span></text:p>
      <text:p text:style-name="P71">sont bien des variables. Si ce sont des variables, on arrête l’exécution de l’arbre.</text:p>
      <text:p text:style-name="P17"/>
      <text:h text:style-name="Heading_20_3" text:outline-level="3"><text:bookmark-start text:name="__RefHeading___Toc208_293152445"/>b) <text:span text:style-name="T15">La règle de simplification</text:span><text:bookmark-end text:name="__RefHeading___Toc208_293152445"/></text:h>
      <text:p text:style-name="P10"><text:tab/><text:tab/><text:span text:style-name="T30">regles(E,simplify) :- <text:tab/>arg(1,E,X), arg(2,E,A), var(X), atomic(A), ! ; <text:tab/><text:tab/><text:tab/><text:tab/><text:tab/><text:tab/><text:tab/>arg(1,E,X), arg(2,E,A), atomic(X),atomic(A), X==A, !.</text:span></text:p>
      <text:p text:style-name="P8"/>
      <text:p text:style-name="P15"><text:tab/>Cette règle permet de savoir si on peut appliquer « simplify » sur une équation donnée. Elle s’applique sur une variable et un<text:span text:style-name="T30">e constante </text:span>ou sur deux <text:span text:style-name="T30">constantes</text:span>. </text:p>
      <text:p text:style-name="P15">Par exemple X?=<text:span text:style-name="T30">a.</text:span></text:p>
      <text:p text:style-name="P15"><text:tab/><text:span text:style-name="T6">Ici, on récupère les deux premiers arguments de E, X et T. On vérifie que X est une variable et T une constante ou que X et T sont des constantes. Si les deux sont des constantes, alors X doit être égale à T. On arrête l’exécution de l’arbre si une des deux clause est vraie.</text:span></text:p>
      <text:p text:style-name="P11"/>
      <text:h text:style-name="Heading_20_3" text:outline-level="3"><text:bookmark-start text:name="__RefHeading___Toc210_293152445"/>c) <text:span text:style-name="T15">La règle de développement </text:span><text:bookmark-end text:name="__RefHeading___Toc210_293152445"/></text:h>
      <text:p text:style-name="P13"><text:tab/><text:tab/>regles(E,expand) :- <text:tab/>arg(1,E,X), arg(2,E,T), var(X), compound(T), </text:p>
      <text:p text:style-name="P13"><text:tab/><text:tab/><text:tab/><text:tab/><text:tab/>\+occur_check(X,T), !. </text:p>
      <text:p text:style-name="P12"><text:tab/></text:p>
      <text:p text:style-name="P14"><text:tab/><text:span text:style-name="T7">Cette règle permet de savoir si on peut appliquer « expand » sur une équation donnée. Elle s’applique sur une variable et un terme composé.</text:span></text:p>
      <text:p text:style-name="P18">Par exemple X?=f(G), X?=f(h(F)).</text:p>
      <text:p text:style-name="P18"><text:tab/><text:span text:style-name="T8">Ici, on récupère les deux premiers arguments de E, X et T. On vérifie que X est une variable et que T est un terme composé. Il faut que occur_check soit faux, c’est à dire que X n’apparaît pas dans T. On appelle donc « non » occur_check(X,T). Cela renvoie donc true si X n’apparaît pas dans T, false sinon. Lorsque la clause est vraie, on arrête l’exécution de l’arbre.</text:span></text:p>
      <text:p text:style-name="P12"/>
      <text:h text:style-name="Heading_20_3" text:outline-level="3"><text:bookmark-start text:name="__RefHeading___Toc212_293152445"/>d) <text:span text:style-name="T16">La règle de vérification</text:span><text:bookmark-end text:name="__RefHeading___Toc212_293152445"/></text:h>
      <text:p text:style-name="P3"><text:tab/><text:tab/><text:span text:style-name="T4">regles(E,check) :-<text:tab/> arg(1,E,X), arg(2,E,T), var(X), X\==T, occur_check(X,T), !.</text:span></text:p>
      <text:p text:style-name="P19"><text:tab/></text:p>
      <text:p text:style-name="P19"><text:soft-page-break/><text:tab/>Cette règle permet de savoir si on peut appliquer « check » sur une équation donnée. Elle s’applique sur un variable et une variable ou un terme quelconque.</text:p>
      <text:p text:style-name="P20">Par exemple X?=f(X).</text:p>
      <text:p text:style-name="P20"><text:tab/>Ici, on récupère les deux premiers arguments de E, X et T. On vérifie que X est une variable. Il faut que X et T soient différents. Chercher une occurrence de X dans X n’a pas de sens ! Lorsque qu’une occurrence de X est trouvé dans l’équation E, on arrête l’exécution de l’arbre.</text:p>
      <text:p text:style-name="P2"/>
      <text:h text:style-name="Heading_20_3" text:outline-level="3"><text:bookmark-start text:name="__RefHeading___Toc214_293152445"/>e) <text:span text:style-name="T16">La règle d’occurrence</text:span><text:bookmark-end text:name="__RefHeading___Toc214_293152445"/></text:h>
      <text:p text:style-name="P5"><text:tab/><text:tab/><text:span text:style-name="T5">regles(E,orient) :- <text:tab/>arg(1,E,T), arg(2,E,X), nonvar(T), var(X), !.</text:span></text:p>
      <text:p text:style-name="P4"/>
      <text:p text:style-name="P20"><text:tab/>Cette règle permet de savoir si on peut appliquer « orient » sur une équation donnée. Elle s’applique sur un terme instancié et une variable.</text:p>
      <text:p text:style-name="P20">Par exemple f(T)?=X, s?=X.</text:p>
      <text:p text:style-name="P20"><text:tab/>Ici, on récupère les deux premiers arguments de E, X et T. On vérifie que T est un terme instancié et que X est une variable. <text:span text:style-name="T10">Si les conditions sont satisfaites, on arrête l’exécution de l’arbre.</text:span></text:p>
      <text:p text:style-name="P4"/>
      <text:h text:style-name="Heading_20_3" text:outline-level="3"><text:bookmark-start text:name="__RefHeading___Toc216_293152445"/>f) <text:span text:style-name="T16">La règle de décomposition</text:span><text:bookmark-end text:name="__RefHeading___Toc216_293152445"/></text:h>
      <text:p text:style-name="P4"><text:tab/><text:tab/><text:span text:style-name="T5">regles(E,decompose) :- arg(1,E,X),arg(2,E,T), compound(X), compound(T), <text:tab/><text:tab/><text:tab/><text:tab/><text:tab/><text:tab/>functor(X,N,A), functor(T,M,B), N==M, A==B, !.</text:span></text:p>
      <text:p text:style-name="P4"/>
      <text:p text:style-name="P21"><text:tab/>Cette règle permet de savoir si on peut appliquer « <text:span text:style-name="T10">decompose</text:span> » sur une équation donnée. Elle s’applique sur <text:span text:style-name="T11">deux termes composés</text:span>.</text:p>
      <text:p text:style-name="P21">Par exemple f(<text:span text:style-name="T10">X)?=f(T), f(f(X),G)?=f(G,D)</text:span>.</text:p>
      <text:p text:style-name="P21"><text:tab/>Ici, on récupère les deux premiers arguments de E, X et T. On vérifie que <text:span text:style-name="T10">X et T sont des</text:span> terme<text:span text:style-name="T10">s</text:span> <text:span text:style-name="T10">composés</text:span>. <text:span text:style-name="T10">Grâce au prédicat functor on récupère le nom des fonctions ainsi que leur nombre d’arguments. On compare les noms des fonctions entre eux et les nombres d’arguments entre eux. Le prédicat renvoie true si les deux sont égaux. On arrête alors l’exécution de l’arbre.</text:span></text:p>
      <text:p text:style-name="P4"/>
      <text:h text:style-name="Heading_20_3" text:outline-level="3"><text:bookmark-start text:name="__RefHeading___Toc218_293152445"/>g) <text:span text:style-name="T16">La règle de collision</text:span><text:bookmark-end text:name="__RefHeading___Toc218_293152445"/></text:h>
      <text:p text:style-name="P6"><text:tab/><text:tab/><text:span text:style-name="T5">regles(E,clash) :- <text:tab/>arg(1,E,X), arg(2,E,T), compound(X), compound(T), <text:tab/><text:tab/></text:span></text:p>
      <text:p text:style-name="P72"><text:tab/><text:tab/><text:tab/><text:tab/><text:tab/>functor(X,N,A), functor(T,M,B), not( ( N==M , A==B ) ), !.</text:p>
      <text:p text:style-name="P6"/>
      <text:p text:style-name="P22"><text:tab/>Cette règle permet de savoir si on peut appliquer « <text:span text:style-name="T11">clash »</text:span> sur une équation donnée. Elle s’applique sur <text:span text:style-name="T11">deux termes composés.</text:span></text:p>
      <text:p text:style-name="P22">Par exemple f(<text:span text:style-name="T10">X)?=g(T), f(f(X),G)?=f(G)</text:span>.</text:p>
      <text:p text:style-name="P7"><text:span text:style-name="T9"><text:tab/>Ici, on récupère les deux premiers arguments de E, X et T. On vérifie que X et T sont des termes composés. <text:s/>Grâce au prédicat functor on récupère le nom des fonctions ainsi que leur nombre d’arguments. On compare les noms des fonctions entre eux et les nombres d’arguments entre eux. Pour que le prédicat renvoie true, il faut que les noms soit différents </text:span><text:span text:style-name="T2">OU </text:span><text:span text:style-name="T12">que les nombres d’arguments soit différents. D’où l’utilisation de not( F , G ). </text:span><text:tab/></text:p>
      <text:h text:style-name="Heading_20_2" text:outline-level="2"><text:bookmark-start text:name="__RefHeading___Toc220_293152445"/>1.2 L<text:span text:style-name="T15">e prédicat</text:span> <text:span text:style-name="T15">d’occurrence</text:span><text:bookmark-end text:name="__RefHeading___Toc220_293152445"/></text:h>
      <text:p text:style-name="P24"><text:tab/>occur_check(V,T) :- <text:tab/>compound(T), arg(_,T,X), compound(X), occur_check(V,X), ! ;</text:p>
      <text:p text:style-name="P24"><text:s text:c="20"/><text:tab/><text:tab/><text:tab/>compound(T), arg(_,T,X), V==X, !.</text:p>
      <text:p text:style-name="P7"><text:soft-page-break/></text:p>
      <text:p text:style-name="P24">L<text:span text:style-name="T15">e prédicat </text:span>d’occurrence prend <text:span text:style-name="T14">e</text:span>n paramètre une variable et une terme composé. Elle renvoie vraie si la variable V apparaît dans le terme composé T. </text:p>
      <text:p text:style-name="P25">Pour trouver cela, 2 cas se présentent. </text:p>
      <text:p text:style-name="P25"><text:tab/>Soit T est du type f(X,Y,Z), dans ce cas on peut comparer V et T grâce au prédicat arg qui récupère les arguments de T un par un et les compare à V,</text:p>
      <text:p text:style-name="P25"><text:tab/>Soit T est du type f(g(…)), dans ce cas on rappelle le prédicat d’occurrence avec T = g(…).</text:p>
      <text:p text:style-name="P25">Quand on arrive au deuxième cas, on compare V à la variable de T. Renvoie true si V==X.</text:p>
      <text:h text:style-name="Heading_20_2" text:outline-level="2"><text:bookmark-start text:name="__RefHeading___Toc222_293152445"/>1.3 Le prédicat de réduction<text:bookmark-end text:name="__RefHeading___Toc222_293152445"/></text:h>
      <text:p text:style-name="P58"><text:tab/><text:tab/>reduit(R,E,P,Q) :-<text:tab/>\+regles(E,clash), \+regles(E,check), regles(E,R), <text:tab/><text:tab/><text:tab/><text:tab/><text:tab/><text:tab/><text:tab/>aff_regle(R,E), !, application(R,E,P,Q).</text:p>
      <text:p text:style-name="P26"/>
      <text:p text:style-name="P26">Ce prédicat prend un paramètre une règle, une équation, un système d’équation et une variable qui sera le résultat de l’application de la règle sur l’équation.</text:p>
      <text:p text:style-name="P26">Pour que ce prédicat soir vrai, il faut déjà tester si les règles d’occurrence et de collision ne s’applique pas. D’où le fait d’appeler au « non » regles(E,clash) et « non »regles(E,check).</text:p>
      <text:p text:style-name="P26">Une fois qu’une règle est trouvée pour l’équation E, on active la coupure et on applique la règle sur notre système d’équation.</text:p>
      <text:p text:style-name="P26">Ceci se fait grâce à l’appel du prédicat application(R,E,P,Q).</text:p>
      <text:h text:style-name="Heading_20_2" text:outline-level="2"><text:bookmark-start text:name="__RefHeading___Toc224_293152445"/>1.4 Le prédicat d’application des règles<text:bookmark-end text:name="__RefHeading___Toc224_293152445"/></text:h>
      <text:p text:style-name="P29">application(R,E,P,Q) applique la règle R à l’équation E compris dans le système d’équations P et place la réponse dans la variable Q.</text:p>
      <text:p text:style-name="P29">Les règles ne s’applique que si les conditions sont réunis pour, donc aucune vérification n’est refaite <text:s/>dans ces prédicats.</text:p>
      <text:h text:style-name="Heading_20_3" text:outline-level="3"><text:bookmark-start text:name="__RefHeading___Toc226_293152445"/>a) La règle de renommage <text:span text:style-name="T17">( rename ) </text:span><text:bookmark-end text:name="__RefHeading___Toc226_293152445"/></text:h>
      <text:p text:style-name="P26"><text:tab/><text:tab/>application(rename,E,P,Q) :- <text:tab/>arg(1,E,X), arg(2,E,T), X=T, Q=P.</text:p>
      <text:p text:style-name="P26"><text:tab/></text:p>
      <text:p text:style-name="P27"><text:tab/><text:span text:style-name="T16">On récupère les deux arguments de E, X et T. X est remplacé par T dans toutes les équations de P. Q devient P.</text:span></text:p>
      <text:p text:style-name="P27"/>
      <text:h text:style-name="Heading_20_3" text:outline-level="3"><text:bookmark-start text:name="__RefHeading___Toc228_293152445"/>b) La règle de simplification ( simplify )<text:bookmark-end text:name="__RefHeading___Toc228_293152445"/></text:h>
      <text:p text:style-name="P27"><text:tab/><text:tab/><text:span text:style-name="T16">application(simplify,E,P,Q) :- arg(1,E,X), arg(2,E,T), X=T, Q=P.</text:span><text:tab/><text:tab/><text:tab/></text:p>
      <text:p text:style-name="P26"><text:tab/></text:p>
      <text:p text:style-name="P27"><text:tab/><text:span text:style-name="T16">On récupère les deux arguments de E, X et T. X est remplacé par T dans toutes les équations de P. Q devient P.</text:span></text:p>
      <text:p text:style-name="P27"/>
      <text:h text:style-name="Heading_20_3" text:outline-level="3"><text:bookmark-start text:name="__RefHeading___Toc230_293152445"/>c) La règle de développement ( expand )<text:bookmark-end text:name="__RefHeading___Toc230_293152445"/></text:h>
      <text:p text:style-name="P31"><text:tab/><text:tab/>application(expand,E,P,Q) :- <text:tab/>arg(1,E,X), arg(2,E,T), X=T, Q=P.</text:p>
      <text:p text:style-name="P28"/>
      <text:p text:style-name="P28"><text:tab/><text:span text:style-name="T16">On récupère les deux arguments de E, X et T. X est remplacé par T dans toutes les équations de P. Q devient P.</text:span></text:p>
      <text:p text:style-name="P28"/>
      <text:h text:style-name="Heading_20_3" text:outline-level="3"><text:bookmark-start text:name="__RefHeading___Toc232_293152445"/><text:soft-page-break/>d) La règle d’échange ( orient )<text:bookmark-end text:name="__RefHeading___Toc232_293152445"/></text:h>
      <text:p text:style-name="P31"><text:tab/><text:tab/>application(orient,E,P,Q) :- <text:tab/>arg(1,E,T), arg(2,E,X), append([X?=T],P,Q).</text:p>
      <text:p text:style-name="P28"/>
      <text:p text:style-name="P28"><text:tab/><text:span text:style-name="T16">On récupère les deux arguments de E, X et T. L’équation E est du type T?=X. On concatène donc X?=T à P, le résultat de cette concaténation est Q.</text:span></text:p>
      <text:p text:style-name="P28"/>
      <text:h text:style-name="P86" text:outline-level="3"><text:bookmark-start text:name="__RefHeading___Toc234_293152445"/>e) La règle de décomposition <text:span text:style-name="T18">( decompose )</text:span><text:bookmark-end text:name="__RefHeading___Toc234_293152445"/></text:h>
      <text:p text:style-name="P31"><text:tab/><text:tab/>application(decompose,E,P,Q) :- arg(1,E,X), arg(2,E,T), X=..XT, new_list(XT,XL), <text:tab/><text:tab/><text:tab/><text:tab/><text:tab/><text:tab/> <text:s text:c="4"/>T=..TT, <text:s/>new_list(TT,TL), croisement(XL,TL,S), <text:tab/><text:tab/><text:tab/><text:tab/><text:tab/><text:tab/> <text:s text:c="4"/>append(S,P,Q).</text:p>
      <text:p text:style-name="P31"/>
      <text:p text:style-name="P31"><text:tab/><text:span text:style-name="T15">On récupère les deux arguments de E, X et T. </text:span>X e<text:span text:style-name="T19">t T sont des</text:span> terme<text:span text:style-name="T19">s</text:span> du type f(A,B,C). A,B et C pouvant être des variables ou des termes quelconques. </text:p>
      <text:p text:style-name="P36"><text:tab/>On récupère le nom de la fonction et les arguments dans une liste T.</text:p>
      <text:p text:style-name="P31"><text:span text:style-name="T19">On récupère uniquement les arguments de la fonction dans une liste <text:s/>L car la liste T contient aussi le nom de la fonction, qui ici ne nous intéresse pas.</text:span> </text:p>
      <text:p text:style-name="P36">On fait la même chose pour le deuxième argument de l’équation.</text:p>
      <text:p text:style-name="P36"><text:tab/>On croise les deux listes récupérées pour obtenir une liste <text:span text:style-name="T20">S </text:span>du style [A?=B,C?=D,…].</text:p>
      <text:p text:style-name="P34"><text:tab/>On <text:span text:style-name="T20">concatène</text:span> cette nouvelle liste <text:span text:style-name="T20">S</text:span> obtenue à notre liste d’équations P. </text:p>
      <text:p text:style-name="P34">Le résultat sera dans Q.</text:p>
      <text:p text:style-name="P33"/>
      <text:h text:style-name="Heading_20_3" text:outline-level="3"><text:bookmark-start text:name="__RefHeading___Toc236_293152445"/>f) La règle de collision ( clash )<text:bookmark-end text:name="__RefHeading___Toc236_293152445"/></text:h>
      <text:p text:style-name="P33"><text:tab/><text:tab/>application(clash,_,_,_) :- fail.</text:p>
      <text:p text:style-name="P33"/>
      <text:p text:style-name="P33"><text:tab/>Lorsque cette règle peut s’appliquer, c’est que le système d’équations est incorrecte. Fail fait </text:p>
      <text:p text:style-name="P33">échouer le programme.</text:p>
      <text:p text:style-name="P33"/>
      <text:h text:style-name="Heading_20_3" text:outline-level="3"><text:bookmark-start text:name="__RefHeading___Toc238_293152445"/>f) La règle d’occurrence ( check )<text:bookmark-end text:name="__RefHeading___Toc238_293152445"/></text:h>
      <text:p text:style-name="P33"><text:tab/><text:tab/>application(check,_,_,_) :- fail.</text:p>
      <text:p text:style-name="P33"/>
      <text:p text:style-name="P33"><text:tab/>Lorsque cette règle peut s’appliquer, c’est que le système d’équations est incorrecte. Fail fait échouer le programme.</text:p>
      <text:p text:style-name="P33"/>
      <text:h text:style-name="Heading_20_2" text:outline-level="2"><text:bookmark-start text:name="__RefHeading___Toc240_293152445"/>1.5 Le prédicat d’unification<text:bookmark-end text:name="__RefHeading___Toc240_293152445"/></text:h>
      <text:p text:style-name="P58"><text:tab/><text:tab/>unifie([A|P]) :-<text:tab/>aff_sys([A|P]), reduit(R,A,P,Q),!, aff_regle(R,A), unifie(Q). </text:p>
      <text:p text:style-name="P35"><text:tab/><text:tab/>unifie([]) :- <text:tab/><text:tab/>echo('\nUnification terminée\n').</text:p>
      <text:p text:style-name="P35"/>
      <text:p text:style-name="P35">Le prédicat unifie(P) permet d’unifier le système d’équations P.</text:p>
      <text:p text:style-name="P35">On appelle reduit(R,A,P,Q) qui applique une règle sur l’équation A et met dans Q le résultat. On appelle ensuite récursivement unifie que Q.</text:p>
      <text:p text:style-name="P35">Lorsqu’on appelle unifie sur une liste vide, c’est qu’il n’y a plus d’équation à unifier, c’est donc que le programme est fini. Cet appel provoque un affichage.</text:p>
      <text:p text:style-name="P35"/>
      <text:h text:style-name="Heading_20_2" text:outline-level="2"><text:bookmark-start text:name="__RefHeading___Toc242_293152445"/><text:soft-page-break/>1.6 Prédicats annexes<text:bookmark-end text:name="__RefHeading___Toc242_293152445"/></text:h>
      <text:p text:style-name="P64"><text:bookmark-start text:name="__RefHeading___Toc244_293152445"/>a) Le prédicat arg(…)<text:bookmark-end text:name="__RefHeading___Toc244_293152445"/></text:p>
      <text:p text:style-name="P16"><text:tab/>Le prédicat arg(1,E,X) permet de récupérer le premier argument de l’équation E et de le mettre dans <text:s/>X.</text:p>
      <text:p text:style-name="Standard"><text:bookmark-start text:name="__RefHeading___Toc246_293152445"/><text:span text:style-name="T34">b) Le prédicat functor(…)</text:span> <text:bookmark-end text:name="__RefHeading___Toc246_293152445"/></text:p>
      <text:p text:style-name="P23"><text:tab/>Le prédicat <text:span text:style-name="T5">functor(</text:span>X,A,N) permet de récupérer le nom de la fonction dans A et le nombre d’argument de cette fonction dans N.</text:p>
      <text:p text:style-name="P64"><text:bookmark-start text:name="__RefHeading___Toc248_293152445"/>c) Le prédicat var(…)<text:bookmark-end text:name="__RefHeading___Toc248_293152445"/></text:p>
      <text:p text:style-name="P16"><text:tab/>Le prédicat var(X) renvoie true si X est une variable. <text:span text:style-name="T21">( ex. C, E, T ).</text:span></text:p>
      <text:p text:style-name="P64"><text:bookmark-start text:name="__RefHeading___Toc250_293152445"/>d) Le prédicat nonvar(…)<text:bookmark-end text:name="__RefHeading___Toc250_293152445"/></text:p>
      <text:p text:style-name="P37"><text:tab/><text:span text:style-name="T5">Le prédicat nonvar(X) renvoie true si X est un terme instancié. ( ex. a, f(G) ).</text:span></text:p>
      <text:p text:style-name="Standard"><text:bookmark-start text:name="__RefHeading___Toc252_293152445"/><text:span text:style-name="T34">e) Le prédicat compound(…)</text:span> <text:bookmark-end text:name="__RefHeading___Toc252_293152445"/></text:p>
      <text:p text:style-name="P37"><text:tab/>Le prédicat compound(X) renvoie true si X est un terme composé. ( ex. f(G), f(g(H)) ).<text:tab/></text:p>
      <text:p text:style-name="Standard"><text:bookmark-start text:name="__RefHeading___Toc254_293152445"/><text:span text:style-name="T35">f</text:span><text:span text:style-name="T34">) Le prédicat </text:span><text:span text:style-name="T35">atomic</text:span><text:span text:style-name="T34">(…)</text:span> <text:bookmark-end text:name="__RefHeading___Toc254_293152445"/></text:p>
      <text:p text:style-name="P38"><text:tab/><text:span text:style-name="T5">Le prédicat atomic(X) renvoie true si X est une constante. ( ex. a, f ).</text:span><text:tab/></text:p>
      <text:p text:style-name="P64"><text:bookmark-start text:name="__RefHeading___Toc256_293152445"/><text:span text:style-name="T31">g</text:span>) La coupure !<text:bookmark-end text:name="__RefHeading___Toc256_293152445"/></text:p>
      <text:p text:style-name="P16"><text:tab/>La coupure !, permet de ne pas visiter d’autre branche de l’arbre si celle en cours de test renvoie true.</text:p>
      <text:p text:style-name="P64"><text:bookmark-start text:name="__RefHeading___Toc258_293152445"/><text:span text:style-name="T31">h</text:span>) Le prédicat =<text:bookmark-end text:name="__RefHeading___Toc258_293152445"/></text:p>
      <text:p text:style-name="P30"><text:tab/>X=T signifie que X s’unifie à T. Tous les X sont remplacés par des T.</text:p>
      <text:p text:style-name="P64"><text:bookmark-start text:name="__RefHeading___Toc260_293152445"/><text:span text:style-name="T31">i</text:span>) L’expression X=..XT<text:bookmark-end text:name="__RefHeading___Toc260_293152445"/></text:p>
      <text:p text:style-name="P32"><text:tab/>L’expression X=..XT <text:s/>décompose le terme X en une liste. ( Par exemple X = f(A,B,C), XT = [f,A,B,C] ).</text:p>
      <text:p text:style-name="P64"><text:bookmark-start text:name="__RefHeading___Toc262_293152445"/><text:span text:style-name="T31">j)</text:span> <text:span text:style-name="T19">Le prédicat </text:span>new_list(…<text:span text:style-name="T19">)</text:span><text:bookmark-end text:name="__RefHeading___Toc262_293152445"/></text:p>
      <text:p text:style-name="P35"><text:tab/><text:tab/>new_list([_|P],XL) :- XL=P.</text:p>
      <text:p text:style-name="P35"><text:s/></text:p>
      <text:p text:style-name="P35"><text:tab/>Ce prédicat prend en arguments une liste et une variable « résultat ». La variable « résultat » est la liste P sans le premier objet de P.</text:p>
      <text:p text:style-name="P35">Ce prédicat à été crée car l’appelle à X=..XL place les arguments de X dans une liste mais aussi le nom de la fonction, qui est placé en tête de liste. On retire donc cet élément.</text:p>
      <text:p text:style-name="P64"><text:bookmark-start text:name="__RefHeading___Toc264_293152445"/><text:span text:style-name="T31">k</text:span>) Le prédicat croisement(…)<text:bookmark-end text:name="__RefHeading___Toc264_293152445"/></text:p>
      <text:p text:style-name="P39"><text:tab/><text:tab/>croisement([A|P],[B|Q],S) :- croisement(P,Q,Z), append([A?=B],Z,S).</text:p>
      <text:p text:style-name="P39"><text:tab/><text:tab/>croisement([],[],S) :- S=[].</text:p>
      <text:p text:style-name="P39"/>
      <text:p text:style-name="P39"><text:tab/>Ce prédicat prend en arguments deux listes et une variable « résultat ». </text:p>
      <text:p text:style-name="P39"><text:tab/>Dans ce prédicat, on prend a chaque fois le premier élément de chaque liste et on en fait un nouvel élément du type X?=T qu’on ajouter à la liste « résultat » S. On réitère jusqu’à ce que les listes soient vides.</text:p>
      <text:p text:style-name="P39"><text:tab/>Ce prédicat est appelé dans le prédicat de décomposition. La taille des deux listes est donc toujours la même.</text:p>
      <text:h text:style-name="Heading_20_2" text:outline-level="2"><text:bookmark-start text:name="__RefHeading___Toc266_293152445"/>1.7 Traces d’exécution<text:bookmark-end text:name="__RefHeading___Toc266_293152445"/></text:h>
      <text:p text:style-name="P64"><text:bookmark-start text:name="__RefHeading___Toc268_293152445"/>a) <text:span text:style-name="T22">Exécution avec occurrence d’une variable</text:span><text:bookmark-end text:name="__RefHeading___Toc268_293152445"/></text:p>
      <text:p text:style-name="P41"><text:tab/><text:span text:style-name="T23">?- unifie([X?=f(X)]).</text:span></text:p>
      <text:p text:style-name="P41"><text:span text:style-name="T23"><text:tab/>false.</text:span><text:tab/></text:p>
      <text:p text:style-name="P41"/>
      <text:p text:style-name="P63"><text:bookmark-start text:name="__RefHeading___Toc270_293152445"/><text:soft-page-break/>b) Exécution avec collision entre deux fonctions<text:bookmark-end text:name="__RefHeading___Toc270_293152445"/></text:p>
      <text:p text:style-name="P41"><text:tab/><text:span text:style-name="T23">?- unifie ( [ g(B) ?= f(X) ] ).</text:span></text:p>
      <text:p text:style-name="P41"><text:span text:style-name="T23"><text:tab/>false.</text:span><text:tab/></text:p>
      <text:p text:style-name="P41"/>
      <text:p text:style-name="P43"><text:tab/>?- unifie( [ f(B) ?= f(X,G) ] ).</text:p>
      <text:p text:style-name="P43"><text:tab/>false.</text:p>
      <text:p text:style-name="P40"/>
      <text:p text:style-name="P63"><text:bookmark-start text:name="__RefHeading___Toc272_293152445"/>c) Exécution avec décomposition, renommage et développement<text:bookmark-end text:name="__RefHeading___Toc272_293152445"/></text:p>
      <text:p text:style-name="P44"><text:tab/>?- unifie ( [ f(B) ?= f(X) , C ?= a(B) ] ).</text:p>
      <text:p text:style-name="P44"><text:tab/>B = X,</text:p>
      <text:p text:style-name="P44"><text:tab/>C = a(X).</text:p>
      <text:p text:style-name="P42"/>
      <text:p text:style-name="P63"><text:bookmark-start text:name="__RefHeading___Toc274_293152445"/><text:span text:style-name="T26">d</text:span>) Exécution avec <text:span text:style-name="T24">décomposition, </text:span>échange et <text:span text:style-name="T25">simplification</text:span><text:bookmark-end text:name="__RefHeading___Toc274_293152445"/></text:p>
      <text:p text:style-name="P45"><text:tab/>?- unifie ( [ f(r) ?= f(r) , g ?= H ] ).</text:p>
      <text:p text:style-name="P45"><text:tab/>H = g.</text:p>
      <text:h text:style-name="Heading_20_1" text:outline-level="1"><text:bookmark-start text:name="__RefHeading___Toc276_293152445"/>2 <text:span text:style-name="T27">Unification avec stratégie</text:span><text:bookmark-end text:name="__RefHeading___Toc276_293152445"/></text:h>
      <text:h text:style-name="Heading_20_2" text:outline-level="2"><text:bookmark-start text:name="__RefHeading___Toc278_293152445"/>2.1 Stratégie du choix premier<text:bookmark-end text:name="__RefHeading___Toc278_293152445"/></text:h>
      <text:p text:style-name="P46"><text:tab/><text:tab/>choix_premier([E|P],Q,E,R) :- reduit(R,E,P,Q), !.</text:p>
      <text:p text:style-name="P46"/>
      <text:p text:style-name="P46"><text:tab/>Cette stratégie correspond au prédicat unifie(P) de la question précédente. </text:p>
      <text:p text:style-name="P46"><text:tab/>Ce prédicat appelle reduit(R,E,P,Q) .</text:p>
      <text:h text:style-name="Heading_20_2" text:outline-level="2"><text:bookmark-start text:name="__RefHeading___Toc280_293152445"/>2.2 Stratégie du choix pondéré<text:bookmark-end text:name="__RefHeading___Toc280_293152445"/></text:h>
      <text:p text:style-name="P46"><text:tab/><text:tab/>choix_pondere(P,Q,E,R) :- choix_eq(P,Q,E,R,[]), !.</text:p>
      <text:p text:style-name="P46"/>
      <text:p text:style-name="P46"><text:tab/>Le principe de cette stratégie est de regarder chaque équation et de choisir celle dont le règle à la plus grande priorité.</text:p>
      <text:p text:style-name="P46">Priorité des règles : clash, check &gt; rename, simplify &gt; orient &gt; decompose &gt; expand</text:p>
      <text:h text:style-name="Heading_20_2" text:outline-level="2"><text:bookmark-start text:name="__RefHeading___Toc282_293152445"/>2.3 Prédicat d’unification avec stratégie<text:bookmark-end text:name="__RefHeading___Toc282_293152445"/></text:h>
      <text:p text:style-name="P63"><text:bookmark-start text:name="__RefHeading___Toc284_293152445"/>a) Unification avec choix_premier<text:bookmark-end text:name="__RefHeading___Toc284_293152445"/></text:p>
      <text:p text:style-name="P48"><text:tab/><text:tab/><text:span text:style-name="T31">unifie([E|P],choix_premier) :- aff_sys([E|P]), choix_premier([E|P],Q,E,R), !, <text:tab/><text:tab/><text:tab/><text:tab/><text:tab/><text:tab/><text:tab/> <text:s/>unifie(Q,choix_premier).</text:span></text:p>
      <text:p text:style-name="P47"/>
      <text:p text:style-name="P47"><text:tab/>Ce prédicat fonctionne récursivement. Il appelle le prédicat de choix premier et relance l’unification sur le résultat de l’appel précédent.</text:p>
      <text:p text:style-name="P47"/>
      <text:p text:style-name="P63"><text:bookmark-start text:name="__RefHeading___Toc286_293152445"/>b) Unification avec choix pondéré<text:bookmark-end text:name="__RefHeading___Toc286_293152445"/></text:p>
      <text:p text:style-name="P59"><text:tab/><text:tab/>unifie([E|P],choix_pondere) :- aff_sys([E|P]), choix_pondere(P,Q,E,_), !, <text:tab/><text:tab/><text:tab/><text:tab/><text:tab/><text:tab/><text:tab/><text:tab/> <text:s/>unifie(Q,choix_pondere).</text:p>
      <text:p text:style-name="P47"/>
      <text:p text:style-name="P47"><text:tab/>Ce prédicat fonctionne récursivement. Il appelle le prédicat de choix pondéré et relance l’unification sur le résultat de l’appel précédent.</text:p>
      <text:p text:style-name="P63"><text:bookmark-start text:name="__RefHeading___Toc288_293152445"/><text:soft-page-break/>c) Unification sur une liste vid<text:span text:style-name="T32">e</text:span><text:bookmark-end text:name="__RefHeading___Toc288_293152445"/></text:p>
      <text:p text:style-name="P47"><text:tab/><text:tab/>unifie([],_) :- echo('\nUnification terminée.\n\nRésultat :\n').</text:p>
      <text:p text:style-name="P47"/>
      <text:p text:style-name="P47"><text:tab/>Si unifie est appelé sur une liste vide, c’est qu’il n’y a plus d’équation à unifier. Le programme est terminé. Le résultat s’affiche.</text:p>
      <text:p text:style-name="P47"/>
      <text:h text:style-name="Heading_20_2" text:outline-level="2"><text:bookmark-start text:name="__RefHeading___Toc290_293152445"/>2.4 Prédicats annexes<text:bookmark-end text:name="__RefHeading___Toc290_293152445"/></text:h>
      <text:p text:style-name="Standard"><text:bookmark-start text:name="__RefHeading___Toc292_293152445"/><text:span text:style-name="T33">a) Choix d’une équation à unifier ( choix_eq(…) )</text:span> <text:bookmark-end text:name="__RefHeading___Toc292_293152445"/></text:p>
      <text:p text:style-name="P60"><text:tab/>choix_eq([A|P],Q,E,R,S):-<text:tab/>choix_regle(E,RE,CE), choix_regle(A,_,CA), CE=&lt;CA, <text:tab/><text:tab/><text:tab/><text:tab/><text:tab/><text:tab/><text:tab/>append([A],S,L), choix_eq(P,Q,E,_,L), R=RE, ! ; <text:s text:c="23"/></text:p>
      <text:p text:style-name="P60"><text:s text:c="30"/><text:tab/><text:tab/><text:tab/>choix_regle(E,_,CE), choix_regle(A,RA,CA), CA&lt;CE, <text:tab/><text:tab/><text:tab/><text:tab/><text:tab/><text:tab/><text:tab/>append([E],S,L), choix_eq(P,Q,A,_,L), R=RA .</text:p>
      <text:p text:style-name="P50"/>
      <text:p text:style-name="P50">Ce prédicat prend en arguments un système d’équation, une variable « résultat », une équation, une règle et une liste temporaire.</text:p>
      <text:p text:style-name="P50">Ce prédicat prend deux équations et choisit pour chacune la meilleur règle à appliquer. On compare ensuite les deux règles trouvées, et on garde la meilleure. </text:p>
      <text:p text:style-name="P50">La règle écartée est ajoutée dans la liste S. Le prédicat est rappelé avec la règle gardé qu’on comparera à une nouvelle règle et la liste S.</text:p>
      <text:p text:style-name="P50">Cette liste S comportera à la fin de l’exécution toute les équations sauf celle gardée.</text:p>
      <text:p text:style-name="P49"/>
      <text:p text:style-name="P49"/>
      <text:p text:style-name="P61"><text:tab/>choix_eq([],Q,E,R,L) :-<text:tab/>var(R), choix_regle(E,R,_), aff_regle(R,E), <text:tab/><text:tab/><text:tab/><text:tab/><text:tab/><text:tab/><text:tab/><text:tab/><text:tab/>application(R,E,L,Q),! ; </text:p>
      <text:p text:style-name="P61"><text:s text:c="30"/><text:tab/><text:tab/><text:tab/>nonvar(R), aff_regle(R,E), application(R,E,L,Q) . <text:s text:c="7"/></text:p>
      <text:p text:style-name="P47"/>
      <text:p text:style-name="P50">Lorsque toute<text:span text:style-name="T28">s</text:span> les équations ont été analysées, on applique une règle à cette équation.</text:p>
      <text:p text:style-name="P50"/>
      <text:p text:style-name="P63"><text:bookmark-start text:name="__RefHeading___Toc294_293152445"/>b) Choix d’une règle pour une équation<text:bookmark-end text:name="__RefHeading___Toc294_293152445"/></text:p>
      <text:p text:style-name="P51"><text:tab/>% clash, check &gt; rename, simplify &gt; orient &gt; decompose &gt; expand</text:p>
      <text:p text:style-name="P51"><text:tab/>choix_regle(E,R,N) :- regles(E,clash) -&gt; R='clash', N=1, !; </text:p>
      <text:p text:style-name="P51"><text:tab/> <text:s text:c="23"/>regles(E,check) -&gt; R='check', N=2, ! ; </text:p>
      <text:p text:style-name="P51"><text:tab/> <text:s text:c="27"/>regles(E,rename) -&gt; R='rename', N=3, ! ; </text:p>
      <text:p text:style-name="P51"><text:tab/> <text:s text:c="31"/>regles(E,simplify) -&gt; R='simplify', N=4, ! ; </text:p>
      <text:p text:style-name="P51"><text:tab/> <text:s text:c="35"/>regles(E,orient) -&gt; R='orient', N=5, ! ; </text:p>
      <text:p text:style-name="P51"><text:tab/> <text:s text:c="39"/>regles(E,decompose) -&gt; R='decompose', N=6, ! ; </text:p>
      <text:p text:style-name="P51"><text:tab/> <text:s text:c="43"/>regles(E,expand) -&gt; R='expand', N=7, ! .</text:p>
      <text:p text:style-name="P51"/>
      <text:p text:style-name="P52">Ce prédicat prend en arguments une équation, une règle et un numéro qui sert à comparer les différentes règles. Le symbole -&gt; correspond à un « si » .</text:p>
      <text:p text:style-name="P52">A -&gt; X;G<text:tab/>correspond à « si A alors X, sinon G ».</text:p>
      <text:p text:style-name="P52">Chaque règle est téstée. La première qui renvoie true est alors la meilleure ( d’après l’ordre donnée ) qu’on peut appliquer à notre équation.</text:p>
      <text:p text:style-name="P52"/>
      <text:p text:style-name="P52"/>
      <text:h text:style-name="Heading_20_1" text:outline-level="1"><text:bookmark-start text:name="__RefHeading___Toc296_293152445"/><text:soft-page-break/>3 Affichage et initialisation du programme<text:bookmark-end text:name="__RefHeading___Toc296_293152445"/></text:h>
      <text:h text:style-name="Heading_20_2" text:outline-level="2"><text:bookmark-start text:name="__RefHeading___Toc298_293152445"/>3.1 Affichage<text:bookmark-end text:name="__RefHeading___Toc298_293152445"/></text:h>
      <text:p text:style-name="P63"><text:bookmark-start text:name="__RefHeading___Toc300_293152445"/>a) Inhibe l'affichage<text:bookmark-end text:name="__RefHeading___Toc300_293152445"/></text:p>
      <text:p text:style-name="P53"><text:tab/>unif(P,S) :- clr_echo, unifie(P,S).</text:p>
      <text:p text:style-name="P63"><text:bookmark-start text:name="__RefHeading___Toc302_293152445"/>b) Active l'affichage<text:bookmark-end text:name="__RefHeading___Toc302_293152445"/></text:p>
      <text:p text:style-name="P53"><text:tab/>trace_unif(P,S) :- set_echo, unifie(P,S).</text:p>
      <text:p text:style-name="P53"/>
      <text:h text:style-name="Heading_20_2" text:outline-level="2"><text:bookmark-start text:name="__RefHeading___Toc304_293152445"/>3.2 Initialisation du programme<text:bookmark-end text:name="__RefHeading___Toc304_293152445"/></text:h>
      <text:p text:style-name="P53"><text:tab/>:- initialization main.</text:p>
      <text:p text:style-name="P53"/>
      <text:p text:style-name="P53">Ceci permet de lancer main dès le lancement de swi-prolog.</text:p>
      <text:p text:style-name="P53"/>
      <text:p text:style-name="P54"><text:tab/>main :- write('Algorithme d\'unification de Martelli-Montanari\n\n'), <text:s text:c="6"/><text:tab/><text:tab/><text:tab/><text:tab/><text:tab/> <text:span text:style-name="T29">write('trace_unif(P,S). pour l\'exécution de l\'algo avec les traces <text:tab/><text:tab/><text:tab/><text:tab/><text:tab/><text:tab/>d\'exécution\nunif(P,S). pour l\'exécution de l\'algo sans traces <text:tab/><text:tab/><text:tab/><text:tab/><text:tab/>d\'exécution\nunifie(P) pour l\'exécution du premier prédicat <text:tab/><text:tab/><text:tab/><text:tab/><text:tab/>d\'unification\n\nP est un système d\'équation du type [X?=K,f(G)?=B]\nS est <text:tab/><text:tab/><text:tab/>une stratégie. choix_pondere ou choix_premier\n\n'),</text:span></text:p>
      <text:p text:style-name="P55"><text:tab/> <text:s text:c="7"/><text:tab/> set_echo.</text:p>
      <text:p text:style-name="P53"/>
      <text:p text:style-name="P53">main provoque l’affichage qui permet à l’utilisateur d’utiliser correctement le programme. L’affichage est activé de base si l’utilisateur veut utiliser unif<text:span text:style-name="T29">ie(P)</text:span> par exemple.</text:p>
      <text:p text:style-name="P53"/>
      <text:h text:style-name="Heading_20_2" text:outline-level="2"><text:bookmark-start text:name="__RefHeading___Toc306_293152445"/>3.3 Traces d’exécution<text:bookmark-end text:name="__RefHeading___Toc306_293152445"/></text:h>
      <text:p text:style-name="P63"><text:bookmark-start text:name="__RefHeading___Toc308_293152445"/>a) Exécution avec choix premier<text:bookmark-end text:name="__RefHeading___Toc308_293152445"/></text:p>
      <text:p text:style-name="P56"><text:tab/>?- unifie ( [ f(X,Y) ?= f(Z,g) , Z ?= f(Y) , M ?= t ] , choix_premier ).</text:p>
      <text:p text:style-name="P56"><text:tab/>system: [f(_7482,_7484)?=f(_7488,g),_7488?=f(_7484),_7522?=t]</text:p>
      <text:p text:style-name="P56"><text:tab/>decompose: f(_7482,_7484)?=f(_7488,g)</text:p>
      <text:p text:style-name="P56"><text:tab/>system: [_7482?=_7488,_7484?=g,_7488?=f(_7484),_7522?=t]</text:p>
      <text:p text:style-name="P56"><text:tab/>rename: _7482?=_7488</text:p>
      <text:p text:style-name="P56"><text:tab/>system: [_7484?=g,_7482?=f(_7484),_7522?=t]</text:p>
      <text:p text:style-name="P56"><text:tab/>simplify: _7484?=g</text:p>
      <text:p text:style-name="P56"><text:tab/>system: [_7482?=f(g),_7522?=t]</text:p>
      <text:p text:style-name="P56"><text:tab/>expand: _7482?=f(g)</text:p>
      <text:p text:style-name="P56"><text:tab/>system: [_7522?=t]</text:p>
      <text:p text:style-name="P56"><text:tab/>simplify: _7522?=t</text:p>
      <text:p text:style-name="P56"><text:tab/></text:p>
      <text:p text:style-name="P56"><text:tab/>Unification terminée.</text:p>
      <text:p text:style-name="P56"><text:tab/></text:p>
      <text:p text:style-name="P56"><text:tab/>Résultat :</text:p>
      <text:p text:style-name="P56"><text:tab/>X = Z, Z = f(g),</text:p>
      <text:p text:style-name="P56"><text:tab/>Y = g,</text:p>
      <text:p text:style-name="P56"><text:tab/>M = t.</text:p>
      <text:p text:style-name="P63"><text:bookmark-start text:name="__RefHeading___Toc310_293152445"/><text:soft-page-break/>b) Exécution avec choix pondéré<text:bookmark-end text:name="__RefHeading___Toc310_293152445"/></text:p>
      <text:p text:style-name="P56"><text:tab/>?- unifie ( [ f(X,Y) ?= f(Z,g) , Z ?= f(Y) , M ?= t ] , choix_pondere ).</text:p>
      <text:p text:style-name="P56"><text:tab/>system: [f(_7482,_7484)?=f(_7488,g),_7488?=f(_7484),_7522?=t]</text:p>
      <text:p text:style-name="P56"><text:tab/>simplify: _7522?=t</text:p>
      <text:p text:style-name="P56"><text:tab/>system: [f(_7482,_7484)?=f(_7488,g),_7488?=f(_7484)]</text:p>
      <text:p text:style-name="P56"><text:tab/>decompose: f(_7482,_7484)?=f(_7488,g)</text:p>
      <text:p text:style-name="P56"><text:tab/>system: [_7482?=_7488,_7484?=g,_7488?=f(_7484)]</text:p>
      <text:p text:style-name="P56"><text:tab/>rename: _7482?=_7488</text:p>
      <text:p text:style-name="P56"><text:tab/>system: [_7482?=f(_7484),_7484?=g]</text:p>
      <text:p text:style-name="P56"><text:tab/>simplify: _7484?=g</text:p>
      <text:p text:style-name="P56"><text:tab/>system: [_7482?=f(g)]</text:p>
      <text:p text:style-name="P56"><text:tab/>expand: _7482?=f(g)</text:p>
      <text:p text:style-name="P56"><text:tab/></text:p>
      <text:p text:style-name="P56"><text:tab/>Unification terminée.</text:p>
      <text:p text:style-name="P56"><text:tab/></text:p>
      <text:p text:style-name="P56"><text:tab/>Résultat :</text:p>
      <text:p text:style-name="P56"><text:tab/>X = Z, Z = f(g),</text:p>
      <text:p text:style-name="P56"><text:tab/>Y = g,</text:p>
      <text:p text:style-name="P56"><text:tab/>M = t.</text:p>
      <text:h text:style-name="Heading_20_1" text:outline-level="1"><text:bookmark-start text:name="__RefHeading___Toc312_293152445"/>4 Sources<text:bookmark-end text:name="__RefHeading___Toc312_293152445"/></text:h>
      <text:p text:style-name="P57"/>
      <text:p text:style-name="P62">Tutoriel swi-prolog</text:p>
      <text:p text:style-name="P62"><text:tab/>https://www.matthieuamiguet.ch/media/documents/MA-IARTI-TPs-Prolog-01.pdf</text:p>
      <text:p text:style-name="P62"/>
      <text:p text:style-name="P62">Site officiel de swi-prolog</text:p>
      <text:p text:style-name="P62"><text:tab/>http://www.swi-prolog.org/</text:p>
      <text:p text:style-name="P62"/>
      <text:p text:style-name="P62">Un forum contenant des exemples d’implémentation de certain prédicat</text:p>
      <text:p text:style-name="P62"><text:tab/>https://stackoverflow.com/</text:p>
      <text:p text:style-name="P62"/>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1"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592f44"/>
    </style:style>
    <style:style style:name="MT1" style:family="text">
      <style:text-properties fo:font-size="10pt" fo:font-style="italic" officeooo:rsid="005752b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text:tab/><text:tab/><text:date style:data-style-name="N76" text:date-value="2017-12-15T21:19:56.836892422">15 décembre 2017</text:date></text:p>
      </style:header>
      <style:footer>
        <text:p text:style-name="MP1"><text:page-number text:select-page="current">11</text:page-number><text:tab/><text:span text:style-name="MT1">LE CAM Doriane <text:s text:c="2"/>MAGGIOLI Steve</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8:09:47.095115101</meta:creation-date>
    <dc:date>2017-12-15T21:17:43.918914492</dc:date>
    <meta:editing-duration>PT3H7M9S</meta:editing-duration>
    <meta:editing-cycles>58</meta:editing-cycles>
    <meta:generator>LibreOffice/5.1.6.2$Linux_X86_64 LibreOffice_project/10m0$Build-2</meta:generator>
    <meta:document-statistic meta:table-count="0" meta:image-count="0" meta:object-count="0" meta:page-count="11" meta:paragraph-count="280" meta:word-count="2733" meta:character-count="17780" meta:non-whitespace-character-count="14629"/>
  </office:meta>
</office:document-meta>
</file>